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FreeSans1" svg:font-family="FreeSan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6.9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F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F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327.61mm" svg:height="154.74mm" svg:x="0mm" svg:y="65.18mm">
            <loext:p draw:notify-on-update-of-ranges="Sheet1.A1:Sheet1.A12 Sheet1.B1:Sheet1.B12 Sheet1.C1:Sheet1.C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(("Gender": " Male","TaxFilerStatus": " Single"),210)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(("Gender": " Male","TaxFilerStatus": " Nonfiler"),320)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(("Gender": " Male","TaxFilerStatus": " Joint both 65+"),40)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(("Gender": " Male","TaxFilerStatus": " Head of household"),24)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(("Gender": " Male","TaxFilerStatus": " Joint both under 65"),332)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(("Gender": " Male","TaxFilerStatus": " Joint one under 65 &amp; one 65+"),13)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(("Gender": " Female","TaxFilerStatus": " Single"),175)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(("Gender": " Female","TaxFilerStatus": " Nonfiler"),385)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string" calcext:value-type="string">
            <text:p>(("Gender": " Female","TaxFilerStatus": " Joint both 65+"),31)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(("Gender": " Female","TaxFilerStatus": " Head of household"),64)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(("Gender": " Female","TaxFilerStatus": " Joint both under 65"),389)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table:style-name="ce2" office:value-type="string" calcext:value-type="string">
            <text:p>(("Gender": " Female","TaxFilerStatus": " Joint one under 65 &amp; one 65+"),17)</text:p>
          </table:table-cell>
          <table:table-cell office:value-type="float" office:value="17" calcext:value-type="float">
            <text:p>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FreeSans1" svg:font-family="FreeSan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3T17:23:01.938159816</meta:creation-date>
    <meta:generator>LibreOffice/5.2.2.2$Linux_X86_64 LibreOffice_project/20m0$Build-2</meta:generator>
    <dc:date>2017-02-23T17:28:07.870477016</dc:date>
    <meta:editing-duration>PT5M6S</meta:editing-duration>
    <meta:editing-cycles>1</meta:editing-cycles>
    <meta:document-statistic meta:table-count="1" meta:cell-count="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terpolation="b-spline" chart:include-hidden-cells="false" chart:auto-position="true" chart:auto-size="true" chart:treat-empty-cells="leave-gap" chart:spline-resolution="30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2.762cm" svg:height="15.475cm" xlink:href=".." xlink:type="simple" chart:class="chart:line" chart:style-name="ch1">
        <chart:legend chart:legend-position="end" svg:x="30.499cm" svg:y="7.189cm" style:legend-expansion="high" chart:style-name="ch2"/>
        <chart:plot-area chart:style-name="ch3" table:cell-range-address="Sheet1.A1:Sheet1.C12" chart:data-source-has-labels="column" svg:x="0.655cm" svg:y="0.309cm" svg:width="29.189cm" svg:height="14.857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5.857cm" svg:y="0.309cm" svg:width="22.551cm" svg:height="6.079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A1:Sheet1.A12"/>
          </chart:axis>
          <chart:axis chart:dimension="y" chart:name="primary-y" chart:style-name="ch4">
            <chart:grid chart:style-name="ch5" chart:class="major"/>
          </chart:axis>
          <chart:axis chart:dimension="z" chart:name="primary-z" chart:style-name="ch4"/>
          <chart:series chart:style-name="ch6" chart:values-cell-range-address="Sheet1.B1:Sheet1.B12" chart:class="chart:line">
            <chart:data-point chart:repeated="12"/>
          </chart:series>
          <chart:series chart:style-name="ch7" chart:values-cell-range-address="Sheet1.C1:Sheet1.C12" chart:class="chart:line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(("Gender": " Male","TaxFilerStatus": " Single"),210)</text:p>
                <draw:g>
                  <svg:desc>Sheet1.A1:Sheet1.A12</svg:desc>
                </draw:g>
              </table:table-cell>
              <table:table-cell office:value-type="float" office:value="210">
                <text:p>210</text:p>
                <draw:g>
                  <svg:desc>Sheet1.B1:Sheet1.B12</svg:desc>
                </draw:g>
              </table:table-cell>
              <table:table-cell office:value-type="float" office:value="NaN">
                <text:p>NaN</text:p>
                <draw:g>
                  <svg:desc>Sheet1.C1:Sheet1.C12</svg:desc>
                </draw:g>
              </table:table-cell>
            </table:table-row>
            <table:table-row>
              <table:table-cell office:value-type="string">
                <text:p>(("Gender": " Male","TaxFilerStatus": " Nonfiler"),320)</text:p>
              </table:table-cell>
              <table:table-cell office:value-type="float" office:value="320">
                <text:p>3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(("Gender": " Male","TaxFilerStatus": " Joint both 65+"),40)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(("Gender": " Male","TaxFilerStatus": " Head of household"),24)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(("Gender": " Male","TaxFilerStatus": " Joint both under 65"),332)</text:p>
              </table:table-cell>
              <table:table-cell office:value-type="float" office:value="332">
                <text:p>3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(("Gender": " Male","TaxFilerStatus": " Joint one under 65 &amp; one 65+"),13)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(("Gender": " Female","TaxFilerStatus": " Single"),175)</text:p>
              </table:table-cell>
              <table:table-cell office:value-type="float" office:value="175">
                <text:p>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(("Gender": " Female","TaxFilerStatus": " Nonfiler"),385)</text:p>
              </table:table-cell>
              <table:table-cell office:value-type="float" office:value="385">
                <text:p>3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(("Gender": " Female","TaxFilerStatus": " Joint both 65+"),31)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(("Gender": " Female","TaxFilerStatus": " Head of household"),64)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(("Gender": " Female","TaxFilerStatus": " Joint both under 65"),389)</text:p>
              </table:table-cell>
              <table:table-cell office:value-type="float" office:value="389">
                <text:p>3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(("Gender": " Female","TaxFilerStatus": " Joint one under 65 &amp; one 65+"),17)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